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language-asian="zh" style:country-asian="C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概念 </text:p>
      <text:p text:style-name="P1"><text:s text:c="4"/>1, MTA 报文传送代理 Message Transfer Agent</text:p>
      <text:p text:style-name="P1"><text:s text:c="4"/>2, 用户代理 user agent</text:p>
      <text:p text:style-name="P1"><text:s text:c="4"/>RFC 821</text:p>
      <text:p text:style-name="P1"><text:s text:c="4"/>RFC 822</text:p>
      <text:p text:style-name="P1"><text:s text:c="4"/>NVT ASCI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11M28S</meta:editing-duration>
    <meta:editing-cycles>10</meta:editing-cycles>
    <meta:generator>OpenOffice.org/3.3$Win32 OpenOffice.org_project/330m20$Build-9567</meta:generator>
    <dc:date>2012-12-20T22:31:01.66</dc:date>
    <dc:creator>sherwin hu</dc:creator>
    <meta:document-statistic meta:table-count="0" meta:image-count="0" meta:object-count="0" meta:page-count="1" meta:paragraph-count="6" meta:word-count="20" meta:character-count="100"/>
    <meta:user-defined meta:name="Info 1"/>
    <meta:user-defined meta:name="Info 2"/>
    <meta:user-defined meta:name="Info 3"/>
    <meta:user-defined meta:name="Info 4"/>
  </office:meta>
</office:document-meta>
</file>